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CrLfFilter.chain( final Reader rd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rLf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terReader.push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AsisRemove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Filter.getEo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ter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EolFilter.read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FixCrLfFilter.setTablength( int tab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FilterReader.read( char [ ] buf , int star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xCrLfFilt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Filter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TabFilter.re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xCrLfFilter.setFixlast( boolean fix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Filter.getTab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terReader.push( char [ ] 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Filter.getJava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TabFilter.AddTabFilter( Reader in , int tab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Lf.equals(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Lf.resolv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xCrLfFilter.setEol( CrLf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EolFilter.NormalizeEolFilter( Reader in , String eolString , boolean fix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FilterReader.SimpleFilterReader(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ter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Lf.newInstanc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TabFilter.read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8">
            <text:p text:style-name="Table_20_Contents">28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SimpleFilterReader.editsBloc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EofFilter.AddEofFilter(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skJavaTabLiteralsFilter.editsBloc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terReader.push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Filter.FixCrLfFilter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Filter.calculateEolString( CrLf eo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ddAsisRemove.equals(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veEofFilter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Lf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terReader.read( char [ ]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TabFilter.RemoveTabFilter( Reader in , int tab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CrLfFilter.FixCrLf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terReader.skip( lo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EofFilter.RemoveEofFilter( Reader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dAsisRemove.resol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xCrLfFilter.setTab( AddAsisRemove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Filter.setEof( AddAsisRemove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Lf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AsisRemov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terRead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Filter.getFix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ter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AsisRemov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Filter.getE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skJavaTabLiteralsFilter.MaskJavaTabLiteralsFilter(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skJavaTabLiteralsFilter.read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">
            <text:p text:style-name="Table_20_Contents">3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FixCrLfFilter.setJavafiles( boolean java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terReader.push( char [ ] cs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AsisRemove.newInstanc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xCrLfFilter.getT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terReader.push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FilterReader.mark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EofFilter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xCrLfFilter.initInternalFilte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